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1">
  <office:scripts/>
  <office:font-face-decls>
    <style:font-face style:name="StarSymbol" svg:font-family="StarSymbol"/>
    <style:font-face style:name="Tahoma4" svg:font-family="Tahoma"/>
    <style:font-face style:name="Tahoma3" svg:font-family="Tahoma" style:font-family-generic="swiss"/>
    <style:font-face style:name="Lucida Sans Unicode" svg:font-family="'Lucida Sans Unicode'" style:font-pitch="variable"/>
    <style:font-face style:name="Tahoma2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</office:font-face-decls>
  <office:automatic-styles>
    <style:style style:name="Tableau5" style:family="table">
      <style:table-properties fo:margin-left="0.863cm" fo:margin-right="0.009cm" table:align="margins" style:writing-mode="lr-tb"/>
    </style:style>
    <style:style style:name="Tableau5.A" style:family="table-column">
      <style:table-column-properties style:rel-column-width="11045*"/>
    </style:style>
    <style:style style:name="Tableau5.B" style:family="table-column">
      <style:table-column-properties style:rel-column-width="54490*"/>
    </style:style>
    <style:style style:name="Tableau5.A1" style:family="table-cell">
      <style:table-cell-properties fo:padding="0.097cm" fo:border="none"/>
    </style:style>
    <style:style style:name="Tableau6" style:family="table">
      <style:table-properties fo:margin-left="0.863cm" fo:margin-right="0.009cm" table:align="margins" style:writing-mode="lr-tb"/>
    </style:style>
    <style:style style:name="Tableau6.A" style:family="table-column">
      <style:table-column-properties style:rel-column-width="7486*"/>
    </style:style>
    <style:style style:name="Tableau6.B" style:family="table-column">
      <style:table-column-properties style:rel-column-width="58049*"/>
    </style:style>
    <style:style style:name="Tableau6.A1" style:family="table-cell">
      <style:table-cell-properties fo:padding="0.097cm" fo:border="none"/>
    </style:style>
    <style:style style:name="Tableau4" style:family="table">
      <style:table-properties style:width="14.023cm" fo:margin-left="0.968cm" fo:margin-right="0.009cm" table:align="margins" style:writing-mode="lr-tb"/>
    </style:style>
    <style:style style:name="Tableau4.A" style:family="table-column">
      <style:table-column-properties style:column-width="6.218cm" style:rel-column-width="29057*"/>
    </style:style>
    <style:style style:name="Tableau4.B" style:family="table-column">
      <style:table-column-properties style:column-width="7.805cm" style:rel-column-width="36478*"/>
    </style:style>
    <style:style style:name="Tableau4.1" style:family="table-row">
      <style:table-row-properties style:min-row-height="0.741cm"/>
    </style:style>
    <style:style style:name="Tableau4.A1" style:family="table-cell">
      <style:table-cell-properties fo:padding="0.097cm" fo:border="none"/>
    </style:style>
    <style:style style:name="Tableau1" style:family="table">
      <style:table-properties style:width="15cm" table:align="margins" style:may-break-between-rows="false" style:writing-mode="lr-tb"/>
    </style:style>
    <style:style style:name="Tableau1.A" style:family="table-column">
      <style:table-column-properties style:column-width="15cm" style:rel-column-width="65535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text-indent="0cm" style:auto-text-indent="false"/>
      <style:text-properties style:font-name="Tahoma1" fo:font-size="10.5pt" style:font-size-asian="10.5pt" style:font-size-complex="10.5pt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Tahoma1" fo:font-size="10.5pt" fo:font-weight="bold" style:font-size-asian="10.5pt" style:font-weight-asian="bold" style:font-size-complex="10.5pt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.5pt" fo:font-weight="bold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.5pt" fo:font-weight="bold" style:font-size-asian="10.5pt" style:font-weight-asian="bold" style:font-name-complex="Arial1" style:font-size-complex="10.5pt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use-window-font-color="true" style:text-position="0% 100%" style:font-name="Tahoma1" fo:font-size="10.5pt" fo:language="fr" fo:country="FR" fo:font-style="normal" style:text-underline-style="none" fo:font-weight="normal" style:font-name-asian="Arial1" style:font-size-asian="10.5pt" style:language-asian="zxx" style:country-asian="none" style:font-style-asian="normal" style:font-weight-asian="normal" style:font-name-complex="Arial1" style:font-size-complex="10.5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ackground-color="transparent" style:shadow="none" style:text-autospace="none">
        <style:tab-stops>
          <style:tab-stop style:position="1.251cm"/>
        </style:tab-stops>
        <style:background-image/>
      </style:paragraph-properties>
      <style:text-properties style:use-window-font-color="true" style:text-position="0% 100%" style:font-name="Tahoma1" fo:font-size="10.5pt" fo:language="fr" fo:country="FR" fo:font-style="normal" style:text-underline-style="none" fo:font-weight="normal" style:font-name-asian="Arial1" style:font-size-asian="10.5pt" style:language-asian="zxx" style:country-asian="none" style:font-style-asian="normal" style:font-weight-asian="normal" style:font-name-complex="Arial1" style:font-size-complex="10.5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ahoma1" fo:font-size="10.5pt" fo:font-weight="bold" style:font-size-asian="10.5pt" style:font-weight-asian="bold" style:font-name-complex="Arial1" style:font-size-complex="10.5pt" style:font-weight-complex="bold"/>
    </style:style>
    <style:style style:name="P8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ahoma1" fo:font-size="10.5pt" fo:font-weight="normal" style:font-size-asian="10.5pt" style:font-weight-asian="normal" style:font-name-complex="Arial1" style:font-size-complex="10.5pt" style:font-weight-complex="normal"/>
    </style:style>
    <style:style style:name="P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text-autospace="none">
        <style:tab-stops/>
      </style:paragraph-properties>
      <style:text-properties style:font-name="Tahoma1" fo:font-size="10.5pt" style:font-size-asian="10.5pt" style:font-size-complex="10.5pt"/>
    </style:style>
    <style:style style:name="P1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text-autospace="none">
        <style:tab-stops/>
      </style:paragraph-properties>
      <style:text-properties style:use-window-font-color="true" style:text-position="0% 100%" style:font-name="Tahoma1" fo:font-size="10.5pt" fo:language="fr" fo:country="FR" fo:font-style="normal" style:text-underline-style="none" fo:font-weight="normal" style:font-name-asian="Arial1" style:font-size-asian="10.5pt" style:language-asian="zxx" style:country-asian="none" style:font-style-asian="normal" style:font-weight-asian="normal" style:font-name-complex="Arial1" style:font-size-complex="10.5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.979cm" style:auto-text-indent="false"/>
      <style:text-properties style:font-name="Tahoma1" fo:font-size="10.5pt" style:font-size-asian="10.5pt" style:font-size-complex="10.5pt"/>
    </style:style>
    <style:style style:name="P12" style:family="paragraph" style:parent-style-name="Standard">
      <style:paragraph-properties fo:margin-left="0cm" fo:margin-right="0cm" fo:line-height="100%" fo:text-align="justify" style:justify-single-word="false" fo:text-indent="0.979cm" style:auto-text-indent="false" fo:background-color="transparent">
        <style:background-image/>
      </style:paragraph-properties>
      <style:text-properties style:font-name="Tahoma1" fo:font-size="10.5pt" style:font-size-asian="10.5pt" style:font-size-complex="10.5pt"/>
    </style:style>
    <style:style style:name="P13" style:family="paragraph" style:parent-style-name="R_3d_1.5_20_I_3d_1_20_Just.">
      <style:paragraph-properties fo:margin-left="0cm" fo:margin-right="0cm" fo:margin-top="0cm" fo:margin-bottom="0cm" fo:line-height="100%" fo:text-align="justify" style:justify-single-word="false" fo:text-indent="0.979cm" style:auto-text-indent="false"/>
      <style:text-properties style:font-name="Tahoma1" fo:font-size="10.5pt" fo:font-weight="normal" style:font-size-asian="10.5pt" style:font-weight-asian="normal" style:font-size-complex="10.5pt" style:font-weight-complex="normal"/>
    </style:style>
    <style:style style:name="P14" style:family="paragraph" style:parent-style-name="R_3d_1.5_20_I_3d_1_20_Just.">
      <style:paragraph-properties fo:margin-left="0cm" fo:margin-right="0cm" fo:margin-top="0cm" fo:margin-bottom="0cm" fo:line-height="100%" fo:text-indent="0.979cm" style:auto-text-indent="false">
        <style:tab-stops>
          <style:tab-stop style:position="10.425cm" style:type="center"/>
        </style:tab-stops>
      </style:paragraph-properties>
      <style:text-properties style:font-name="Tahoma1" fo:font-size="10.5pt" style:font-size-asian="10.5pt" style:font-size-complex="10.5pt"/>
    </style:style>
    <style:style style:name="P15" style:family="paragraph" style:parent-style-name="centrage_20_gros_20_titre">
      <style:paragraph-properties fo:margin-top="0cm" fo:margin-bottom="0.141cm" fo:text-align="start" style:justify-single-word="false">
        <style:tab-stops>
          <style:tab-stop style:position="4.001cm"/>
        </style:tab-stops>
      </style:paragraph-properties>
      <style:text-properties fo:color="#000000" style:font-name="Arial1" fo:font-size="11pt" fo:font-weight="bold" style:font-size-asian="11pt" style:font-weight-asian="bold" style:font-size-complex="11pt" style:font-weight-complex="bold"/>
    </style:style>
    <style:style style:name="P16" style:family="paragraph" style:parent-style-name="centrage_20_gros_20_titre">
      <style:paragraph-properties fo:margin-top="0cm" fo:margin-bottom="0.141cm" fo:text-align="start" style:justify-single-word="false">
        <style:tab-stops>
          <style:tab-stop style:position="15.187cm" style:type="right"/>
        </style:tab-stops>
      </style:paragraph-properties>
      <style:text-properties fo:color="#000000" style:font-name="Arial1" fo:font-size="11pt" style:font-size-asian="11pt" style:font-size-complex="11pt"/>
    </style:style>
    <style:style style:name="P17" style:family="paragraph" style:parent-style-name="centrage_20_gros_20_titre">
      <style:paragraph-properties fo:margin-top="0cm" fo:margin-bottom="0.141cm" fo:text-align="start" style:justify-single-word="false">
        <style:tab-stops>
          <style:tab-stop style:position="4.001cm"/>
        </style:tab-stops>
      </style:paragraph-properties>
      <style:text-properties fo:color="#000000" style:font-name="Arial1" fo:font-size="11pt" style:font-size-asian="11pt" style:font-size-complex="11pt"/>
    </style:style>
    <style:style style:name="P18" style:family="paragraph" style:parent-style-name="centrage_20_gros_20_titre">
      <style:paragraph-properties fo:margin-top="0cm" fo:margin-bottom="0.141cm" fo:text-align="start" style:justify-single-word="false">
        <style:tab-stops>
          <style:tab-stop style:position="14.552cm" style:type="right"/>
        </style:tab-stops>
      </style:paragraph-properties>
      <style:text-properties fo:color="#000000" style:font-name="Arial1" fo:font-size="11pt" style:font-size-asian="11pt" style:font-size-complex="11pt"/>
    </style:style>
    <style:style style:name="P19" style:family="paragraph" style:parent-style-name="centrage_20_gros_20_titre">
      <style:paragraph-properties fo:margin-top="0cm" fo:margin-bottom="0.141cm" fo:text-align="start" style:justify-single-word="false">
        <style:tab-stops>
          <style:tab-stop style:position="15.558cm" style:type="right"/>
        </style:tab-stops>
      </style:paragraph-properties>
      <style:text-properties fo:color="#000000" style:font-name="Arial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centrage_20_gros_20_titre">
      <style:paragraph-properties fo:margin-left="1.508cm" fo:margin-right="0cm" fo:margin-top="0cm" fo:margin-bottom="0.141cm" fo:text-align="justify" style:justify-single-word="false" fo:text-indent="0cm" style:auto-text-indent="false">
        <style:tab-stops/>
      </style:paragraph-properties>
      <style:text-properties fo:color="#000000" style:font-name="Arial1" fo:font-size="10.5pt" fo:font-style="italic" fo:font-weight="normal" style:font-size-asian="10.5pt" style:font-style-asian="italic" style:font-weight-asian="normal" style:font-size-complex="10.5pt"/>
    </style:style>
    <style:style style:name="P21" style:family="paragraph" style:parent-style-name="centrage_20_gros_20_titre">
      <style:paragraph-properties fo:margin-left="1.402cm" fo:margin-right="0cm" fo:margin-top="0cm" fo:margin-bottom="0cm" fo:text-align="justify" style:justify-single-word="false" fo:text-indent="0cm" style:auto-text-indent="false">
        <style:tab-stops/>
      </style:paragraph-properties>
      <style:text-properties fo:color="#000000" style:font-name="Arial1" fo:font-size="10.5pt" fo:font-style="italic" fo:font-weight="normal" style:font-size-asian="10.5pt" style:font-style-asian="italic" style:font-weight-asian="normal" style:font-size-complex="10.5pt"/>
    </style:style>
    <style:style style:name="P22" style:family="paragraph" style:parent-style-name="Standard">
      <style:paragraph-properties fo:margin-left="1.402cm" fo:margin-right="0cm" fo:margin-top="0cm" fo:margin-bottom="0cm" fo:text-align="start" style:justify-single-word="false" fo:text-indent="0cm" style:auto-text-indent="false">
        <style:tab-stops/>
      </style:paragraph-properties>
      <style:text-properties fo:color="#000000" style:font-name="Tahoma1" fo:font-size="10.5pt" fo:font-style="normal" fo:font-weight="normal" style:font-size-asian="10.5pt" style:font-style-asian="normal" style:font-weight-asian="normal" style:font-size-complex="10.5pt" style:font-style-complex="normal"/>
    </style:style>
    <style:style style:name="P23" style:family="paragraph" style:parent-style-name="Standard">
      <style:paragraph-properties fo:margin-left="1.402cm" fo:margin-right="0cm" fo:margin-top="0cm" fo:margin-bottom="0cm" fo:text-align="justify" style:justify-single-word="false" fo:text-indent="0cm" style:auto-text-indent="false">
        <style:tab-stops/>
      </style:paragraph-properties>
      <style:text-properties fo:color="#000000" style:font-name="Arial1" fo:font-size="10.5pt" fo:font-style="italic" fo:font-weight="normal" style:font-size-asian="10.5pt" style:font-style-asian="italic" style:font-weight-asian="normal" style:font-size-complex="10.5pt" style:font-style-complex="italic"/>
    </style:style>
    <style:style style:name="P24" style:family="paragraph" style:parent-style-name="Standard">
      <style:paragraph-properties fo:margin-left="1.402cm" fo:margin-right="0cm" fo:margin-top="0cm" fo:margin-bottom="0cm" fo:text-align="start" style:justify-single-word="false" fo:text-indent="0cm" style:auto-text-indent="false">
        <style:tab-stops/>
      </style:paragraph-properties>
      <style:text-properties fo:color="#000000" style:font-name="Arial1" fo:font-size="10.5pt" fo:font-style="italic" fo:font-weight="normal" style:font-size-asian="10.5pt" style:font-style-asian="italic" style:font-weight-asian="normal" style:font-size-complex="10.5pt" style:font-style-complex="italic"/>
    </style:style>
    <style:style style:name="P25" style:family="paragraph" style:parent-style-name="Standard">
      <style:paragraph-properties fo:margin-left="1.402cm" fo:margin-right="0cm" fo:margin-top="0cm" fo:margin-bottom="0cm" fo:text-align="justify" style:justify-single-word="false" fo:text-indent="0cm" style:auto-text-indent="false">
        <style:tab-stops/>
      </style:paragraph-properties>
      <style:text-properties fo:color="#000000" style:font-name="Arial1" fo:font-size="10.5pt" fo:font-style="italic" style:text-underline-style="none" fo:font-weight="normal" style:font-size-asian="10.5pt" style:font-style-asian="italic" style:font-weight-asian="normal" style:font-size-complex="10.5pt" style:font-style-complex="italic"/>
    </style:style>
    <style:style style:name="P26" style:family="paragraph" style:parent-style-name="Standard">
      <style:paragraph-properties fo:margin-left="1.402cm" fo:margin-right="0cm" fo:margin-top="0cm" fo:margin-bottom="0cm" fo:text-align="start" style:justify-single-word="false" fo:text-indent="0cm" style:auto-text-indent="false">
        <style:tab-stops/>
      </style:paragraph-properties>
      <style:text-properties fo:color="#000000" style:font-name="Arial1" fo:font-size="10.5pt" fo:font-style="italic" style:text-underline-style="none" fo:font-weight="normal" style:font-size-asian="10.5pt" style:font-style-asian="italic" style:font-weight-asian="normal" style:font-size-complex="10.5pt" style:font-style-complex="italic"/>
    </style:style>
    <style:style style:name="P27" style:family="paragraph" style:parent-style-name="R_3d_1.5_20_I_3d_1_20_Just.">
      <style:paragraph-properties fo:margin-left="6.941cm" fo:margin-right="0.009cm" fo:text-align="center" style:justify-single-word="false" fo:text-indent="0cm" style:auto-text-indent="false"/>
      <style:text-properties style:font-name="Tahoma1" fo:font-size="10.5pt" style:font-size-asian="10.5pt" style:font-size-complex="10.5pt"/>
    </style:style>
    <style:style style:name="P28" style:family="paragraph" style:parent-style-name="R_3d_1.5_20_I_3d_1_20_Just.">
      <style:paragraph-properties fo:margin-left="6.941cm" fo:margin-right="0.009cm" fo:text-align="center" style:justify-single-word="false" fo:text-indent="0cm" style:auto-text-indent="false"/>
      <style:text-properties style:font-name="Tahoma1" fo:font-size="10.5pt" fo:font-weight="bold" style:font-size-asian="10.5pt" style:font-weight-asian="bold" style:font-size-complex="10.5pt" style:font-weight-complex="bold"/>
    </style:style>
    <style:style style:name="P29" style:family="paragraph" style:parent-style-name="Standard">
      <style:paragraph-properties fo:margin-left="6.941cm" fo:margin-right="0.009cm" fo:text-align="center" style:justify-single-word="false" fo:text-indent="0cm" style:auto-text-indent="false"/>
      <style:text-properties style:font-name="Tahoma1" fo:font-size="10.5pt" style:font-size-asian="10.5pt" style:font-size-complex="10.5pt"/>
    </style:style>
    <style:style style:name="P30" style:family="paragraph" style:parent-style-name="centrage_20_gros_20_titre" style:master-page-name="Standard">
      <style:paragraph-properties fo:margin-top="0cm" fo:margin-bottom="0.141cm" fo:text-align="start" style:justify-single-word="false" style:page-number="auto" fo:break-before="page">
        <style:tab-stops>
          <style:tab-stop style:position="16.96cm" style:type="right"/>
        </style:tab-stops>
      </style:paragraph-properties>
      <style:text-properties fo:color="#000000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fo:background-color="transparent"/>
    </style:style>
    <style:style style:name="T4" style:family="text">
      <style:text-properties style:use-window-font-color="true" style:text-outline="false" style:text-line-through-style="none" fo:font-size="10.5pt" fo:language="fr" fo:country="FR" fo:font-style="normal" fo:text-shadow="none" style:text-underline-style="none" fo:font-weight="normal" style:font-name-asian="Tahoma1" style:font-size-asian="10.5pt" style:language-asian="zxx" style:country-asian="none" style:font-style-asian="normal" style:font-weight-asian="normal" style:font-name-complex="Tahoma1" style:font-size-complex="10.5pt" style:language-complex="zxx" style:country-complex="none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fo:font-style="normal" fo:text-shadow="none" style:text-underline-style="none" fo:font-weight="normal" style:font-name-asian="Tahoma3" style:font-style-asian="normal" style:font-weight-asian="normal" style:font-name-complex="Tahoma3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text-outline="false" style:text-line-through-style="none" fo:text-shadow="none" fo:font-weight="normal" style:font-name-asian="Tahoma3" style:font-weight-asian="normal" style:font-name-complex="Tahoma3" style:font-weight-complex="normal" style:text-emphasize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date_seance"/>
        <text:user-field-decl office:value-type="string" office:string-value="date en lettres" text:name="date_seance_lettres"/>
        <text:user-field-decl office:value-type="string" office:string-value="hh" text:name="hh_seance"/>
        <text:user-field-decl office:value-type="string" office:string-value="mm" text:name="mm_seance"/>
        <text:user-field-decl office:value-type="string" office:string-value="prénom" text:name="prenom_acteur_present"/>
        <text:user-field-decl office:value-type="string" office:string-value="nom" text:name="nom_acteur_present"/>
        <text:user-field-decl office:value-type="string" office:string-value=" - " text:name="ActeursPresents_separator"/>
        <text:user-field-decl office:value-type="string" office:string-value="prénom" text:name="prenom_acteur_mandataire"/>
        <text:user-field-decl office:value-type="string" office:string-value="nom" text:name="nom_acteur_mandataire"/>
        <text:user-field-decl office:value-type="string" office:string-value="prénom" text:name="prenom_acteur_mandate"/>
        <text:user-field-decl office:value-type="string" office:string-value="nom" text:name="nom_acteur_mandate"/>
        <text:user-field-decl office:value-type="string" office:string-value="prenom" text:name="prenom_secretaire"/>
        <text:user-field-decl office:value-type="string" office:string-value="nom" text:name="nom_secretaire"/>
        <text:user-field-decl office:value-type="string" office:string-value="libellé" text:name="objet_projet"/>
        <text:user-field-decl office:value-type="string" office:string-value="num" text:name="numero_deliberation"/>
        <text:user-field-decl office:value-type="string" office:string-value="prénom" text:name="prenom_acteur_absent"/>
        <text:user-field-decl office:value-type="string" office:string-value="nom" text:name="nom_acteur_absent"/>
        <text:user-field-decl office:value-type="string" office:string-value=" - " text:name="ActeursAbsents_separator"/>
        <text:user-field-decl office:value-type="string" office:string-value="prénom" text:name="prenom_rapporteur"/>
        <text:user-field-decl office:value-type="string" office:string-value="nom" text:name="nom_rapporteur"/>
        <text:user-field-decl office:value-type="string" office:string-value="titre" text:name="titre_rapporteur"/>
        <text:user-field-decl office:value-type="string" office:string-value="texte de délibération" text:name="texte_deliberation"/>
        <text:user-field-decl office:value-type="string" office:string-value="nb" text:name="nombre_pour"/>
        <text:user-field-decl office:value-type="string" office:string-value="nb" text:name="nombre_votant"/>
        <text:user-field-decl office:value-type="string" office:string-value="nb" text:name="nombre_contre"/>
        <text:user-field-decl office:value-type="string" office:string-value="nb" text:name="nombre_abstention"/>
        <text:user-field-decl office:value-type="string" office:string-value="nb" text:name="nombre_acteur_mandataire"/>
        <text:user-field-decl office:value-type="string" office:string-value="nb" text:name="nombre_acteur_absent"/>
        <text:user-field-decl office:value-type="string" office:string-value="texte de projet" text:name="texte_projet"/>
        <text:user-field-decl office:value-type="string" office:string-value="prénom" text:name="prenom_acteur_abstention"/>
        <text:user-field-decl office:value-type="string" office:string-value="nom" text:name="nom_acteur_abstention"/>
        <text:user-field-decl office:value-type="string" office:string-value="prénom" text:name="prenom_acteur_contre"/>
        <text:user-field-decl office:value-type="string" office:string-value="nom" text:name="nom_acteur_contre"/>
        <text:user-field-decl office:value-type="string" office:string-value="prénom" text:name="prenom_acteur_sans_participation"/>
        <text:user-field-decl office:value-type="string" office:string-value="nom" text:name="nom_acteur_sans_participation"/>
        <text:user-field-decl office:value-type="string" office:string-value="nb" text:name="nombre_sans_participation"/>
        <text:user-field-decl office:value-type="string" office:string-value=", " text:name="ActeursContre_separator"/>
        <text:user-field-decl office:value-type="string" office:string-value=", " text:name="ActeursAbstention_separator"/>
        <text:user-field-decl office:value-type="string" office:string-value=", " text:name="ActeursSansParticipation_separator"/>
        <text:user-field-decl office:value-type="string" office:string-value="M" text:name="salutation_rapporteur"/>
        <text:user-field-decl office:value-type="string" office:string-value="commentaire du vote" text:name="commentaire_vote"/>
      </text:user-field-decls>
      <text:p text:style-name="P30">Département de la Gironde</text:p>
      <text:p text:style-name="P15">Arrondissement de Bordeaux</text:p>
      <text:p text:style-name="P16"><text:tab/><text:span text:style-name="T1">EXTRAIT du REGISTRE des DELIBERATIONS</text:span></text:p>
      <text:p text:style-name="P19"><text:tab/>du CONSEIL MUNICIPAL de la VILLE de PESSAC</text:p>
      <text:p text:style-name="P17"><text:tab/><text:tab/><text:tab/><text:tab/><text:tab/><text:tab/>-------------</text:p>
      <text:p text:style-name="P18"><text:tab/>Séance <text:s/>du <text:s/><text:user-field-get style:data-style-name="N38" text:name="date_seance">samedi 30 décembre 1899</text:user-field-get></text:p>
      <text:p text:style-name="P18"/>
      <text:p text:style-name="P20"><text:span text:style-name="T3"><text:user-field-get text:name="date_seance_lettres">date en lettres</text:user-field-get></text:span> à <text:user-field-get text:name="hh_seance">hh</text:user-field-get> h<text:user-field-get text:name="mm_seance">mm</text:user-field-get>, le Conseil Municipal, régulièrement convoqué, s’est réuni au nombre prescrit par la loi, dans le lieu habituel de ses réunions, sous la présidence de Monsieur le Maire.</text:p>
      <text:p text:style-name="P20"/>
      <text:p text:style-name="P21">Présents :</text:p>
      <text:p text:style-name="ActeursPresents"><text:user-field-get text:name="prenom_acteur_present">prénom</text:user-field-get> <text:user-field-get text:name="nom_acteur_present">nom</text:user-field-get></text:p>
      <text:section text:style-name="Sect1" text:name="mandates" text:condition="ooow:nombre_acteur_mandataire==&quot;0&quot;" text:display="condition">
        <text:p text:style-name="P23"/>
        <text:p text:style-name="P24"><text:span text:style-name="T2">Absents ayant donné procuration </text:span>: </text:p>
        <text:p text:style-name="ActeursMandates"><text:user-field-get text:name="prenom_acteur_mandataire">prénom</text:user-field-get> <text:user-field-get text:name="nom_acteur_mandataire">nom</text:user-field-get><text:tab/>procuration à<text:tab/><text:user-field-get text:name="prenom_acteur_mandate">prénom</text:user-field-get> <text:user-field-get text:name="nom_acteur_mandate">nom</text:user-field-get></text:p>
      </text:section>
      <text:section text:style-name="Sect1" text:name="absents" text:condition="ooow:nombre_acteur_absent==&quot;0&quot;" text:display="condition">
        <text:p text:style-name="P25"/>
        <text:p text:style-name="P26">Absents :</text:p>
        <text:p text:style-name="ActeursAbsents"><text:user-field-get text:name="prenom_acteur_absent">prénom</text:user-field-get> <text:user-field-get text:name="nom_acteur_absent">nom</text:user-field-get></text:p>
      </text:section>
      <text:p text:style-name="P25"/>
      <text:p text:style-name="P24"><text:span text:style-name="T2">Secrétaire de séance : </text:span><text:span text:style-name="T2"><text:user-field-get text:name="prenom_secretaire">prenom</text:user-field-get></text:span><text:span text:style-name="T2"> </text:span><text:span text:style-name="T2"><text:user-field-get text:name="nom_secretaire">nom</text:user-field-get></text:span></text:p>
      <text:p text:style-name="P22"/>
      <text:p text:style-name="P22"/>
      <text:p text:style-name="P2">n°d'ordre : <text:span text:style-name="T3"><text:user-field-get text:name="numero_deliberation">num</text:user-field-get></text:span></text:p>
      <text:p text:style-name="P1"/>
      <text:p text:style-name="P1"/>
      <text:p text:style-name="P3">Libellé : <text:user-field-get text:name="objet_projet">libellé</text:user-field-get></text:p>
      <text:p text:style-name="P11"/>
      <text:p text:style-name="P11"/>
      <text:p text:style-name="Standard"><text:user-field-get text:name="texte_projet">texte de projet</text:user-field-get></text:p>
      <text:p text:style-name="Standard"/>
      <text:p text:style-name="Standard"><text:user-field-get text:name="texte_deliberation">texte de délibération</text:user-field-get></text:p>
      <text:p text:style-name="P11"/>
      <text:p text:style-name="P4"/>
      <text:section text:style-name="Sect1" text:name="Section1" text:condition="ooow:nombre_pour!=nombre_votant" text:display="condition">
        <text:p text:style-name="Standard"><text:span text:style-name="Fort"><text:span text:style-name="T4">Le présent rapport est adopté à l'unanimité.</text:span></text:span></text:p>
      </text:section>
      <text:section text:style-name="Sect1" text:name="Section2" text:condition="ooow:nombre_pour==nombre_votant" text:is-hidden="true" text:display="condition">
        <text:p text:style-name="Standard"><text:span text:style-name="Fort"><text:span text:style-name="T5">Le présent rapport est adopté à </text:span></text:span><text:span text:style-name="Fort"><text:span text:style-name="T5"><text:conditional-text text:condition="ooow:nombre_contre==&quot;0&quot;" text:string-value-if-true="l'unanimité des suffrages exprimés." text:string-value-if-false="la majorité." text:current-value="true"/></text:span></text:span></text:p>
        <table:table table:name="Tableau5" table:style-name="Tableau5">
          <table:table-column table:style-name="Tableau5.A"/>
          <table:table-column table:style-name="Tableau5.B"/>
          <table:table-row>
            <table:table-cell table:style-name="Tableau5.A1" office:value-type="string">
              <text:p text:style-name="P7"><text:span text:style-name="T1"><text:conditional-text text:condition="ooow:nombre_abstention==&quot;0&quot;" text:string-value-if-true="" text:string-value-if-false="Abstention :" text:current-value="true"/></text:span> </text:p>
            </table:table-cell>
            <table:table-cell table:style-name="Tableau5.A1" office:value-type="string">
              <text:p text:style-name="ActeursAbstention"><text:user-field-get text:name="prenom_acteur_abstention"/> <text:user-field-get text:name="nom_acteur_abstention"/></text:p>
            </table:table-cell>
          </table:table-row>
        </table:table>
        <table:table table:name="Tableau6" table:style-name="Tableau6">
          <table:table-column table:style-name="Tableau6.A"/>
          <table:table-column table:style-name="Tableau6.B"/>
          <table:table-row>
            <table:table-cell table:style-name="Tableau6.A1" office:value-type="string">
              <text:p text:style-name="P8"><text:conditional-text text:condition="ooow:nombre_contre==&quot;0&quot;" text:string-value-if-true="" text:string-value-if-false="Contre :" text:current-value="true"/></text:p>
            </table:table-cell>
            <table:table-cell table:style-name="Tableau6.A1" office:value-type="string">
              <text:p text:style-name="ActeursContre"><text:user-field-get text:name="prenom_acteur_contre"/> <text:user-field-get text:name="nom_acteur_contre"/></text:p>
            </table:table-cell>
          </table:table-row>
        </table:table>
        <text:p text:style-name="P5"/>
      </text:section>
      <text:section text:style-name="Sect1" text:name="sanspart" text:condition="ooow:nombre_sans_participation==&quot;0&quot;" text:display="condition">
        <table:table table:name="Tableau4" table:style-name="Tableau4">
          <table:table-column table:style-name="Tableau4.A"/>
          <table:table-column table:style-name="Tableau4.B"/>
          <table:table-row table:style-name="Tableau4.1">
            <table:table-cell table:style-name="Tableau4.A1" office:value-type="string">
              <text:p text:style-name="P6"><text:span text:style-name="Fort"><text:span text:style-name="T6">Ne prend(nnent) pas part au vote :</text:span></text:span></text:p>
            </table:table-cell>
            <table:table-cell table:style-name="Tableau4.A1" office:value-type="string">
              <text:p text:style-name="ActeursSansParticipation"><text:user-field-get text:name="prenom_acteur_sans_participation">prénom</text:user-field-get> <text:user-field-get text:name="nom_acteur_sans_participation">nom</text:user-field-get></text:p>
            </table:table-cell>
          </table:table-row>
        </table:table>
        <text:p text:style-name="P10"/>
      </text:section>
      <text:p text:style-name="Standard"><text:user-field-get text:name="commentaire_vote">commentaire du vote</text:user-field-get></text:p>
      <text:p text:style-name="P9"/>
      <text:p text:style-name="P12">Fait et délibéré les jour, mois et an ci-dessus.</text:p>
      <text:p text:style-name="P13"/>
      <text:p text:style-name="P13"/>
      <text:p text:style-name="P14"><text:tab/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9">Le Maire,</text:p>
            <text:p text:style-name="P27">Conseiller Général,</text:p>
            <text:p text:style-name="P27">Vice-Président de la C.U.B.</text:p>
            <text:p text:style-name="P27"/>
            <text:p text:style-name="P28">Jean-Jacques BENOÎT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>
  <office:font-face-decls>
    <style:font-face style:name="StarSymbol" svg:font-family="StarSymbol"/>
    <style:font-face style:name="Tahoma4" svg:font-family="Tahoma"/>
    <style:font-face style:name="Tahoma3" svg:font-family="Tahoma" style:font-family-generic="swiss"/>
    <style:font-face style:name="Lucida Sans Unicode" svg:font-family="'Lucida Sans Unicode'" style:font-pitch="variable"/>
    <style:font-face style:name="Tahoma2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Lucida Sans Unicode" style:font-size-asian="12pt" style:language-asian="fr" style:country-asian="FR" style:font-name-complex="Tahoma2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="100%" fo:margin-left="0cm" fo:margin-right="0cm" fo:margin-top="0cm" fo:margin-bottom="0cm" fo:orphans="2" fo:widows="2" fo:text-indent="1cm" style:auto-text-indent="false" style:writing-mode="lr-tb"/>
      <style:text-properties style:use-window-font-color="true" style:font-name="Tahoma" fo:font-size="10.5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R_3d_1.5_20_I_3d_0_20_Just." style:display-name="R=1.5 I=0 Just." style:family="paragraph">
      <style:paragraph-properties fo:margin="100%" fo:margin-left="1.501cm" fo:margin-right="1.501cm" fo:margin-top="0cm" fo:margin-bottom="0.423cm" fo:line-height="0.423cm" fo:text-align="justify" style:justify-single-word="false" fo:orphans="2" fo:widows="2" fo:text-indent="0cm" style:auto-text-indent="false"/>
      <style:text-properties style:use-window-font-color="true" style:font-name="Times" fo:font-size="12pt" fo:language="fr" fo:country="FR" style:font-name-asian="Times New Roman" style:font-size-asian="12pt" style:font-name-complex="Times New Roman" style:font-size-complex="10pt" style:language-complex="ar" style:country-complex="SA"/>
    </style:style>
    <style:style style:name="R_3d_1.5_20_I_3d_1_20_Just." style:display-name="R=1.5 I=1 Just." style:family="paragraph">
      <style:paragraph-properties fo:margin="100%" fo:margin-left="1.501cm" fo:margin-right="1.501cm" fo:margin-top="0cm" fo:margin-bottom="0.423cm" fo:line-height="0.423cm" fo:text-align="justify" style:justify-single-word="false" fo:orphans="2" fo:widows="2" fo:text-indent="1cm" style:auto-text-indent="false"/>
      <style:text-properties style:use-window-font-color="true" style:font-name="Times" fo:font-size="12pt" fo:language="fr" fo:country="FR" style:font-name-asian="Times New Roman" style:font-size-asian="12pt" style:font-name-complex="Times New Roman" style:font-size-complex="10pt" style:language-complex="ar" style:country-complex="SA"/>
    </style:style>
    <style:style style:name="Entête_20_Mairie" style:display-name="Entête Mairie" style:family="paragraph">
      <style:paragraph-properties fo:margin="100%" fo:margin-left="0.501cm" fo:margin-right="0cm" fo:margin-top="0cm" fo:margin-bottom="0cm" fo:line-height="0.423cm" fo:orphans="2" fo:widows="2" fo:text-indent="0cm" style:auto-text-indent="false">
        <style:tab-stops>
          <style:tab-stop style:position="7.881cm"/>
        </style:tab-stops>
      </style:paragraph-properties>
      <style:text-properties style:use-window-font-color="true" style:font-name="Times" fo:font-size="12pt" fo:language="fr" fo:country="FR" style:font-name-asian="Times New Roman" style:font-size-asian="12pt" style:font-name-complex="Times New Roman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entrage_20_gros_20_titre" style:display-name="centrage gros titre" style:family="paragraph">
      <style:paragraph-properties fo:margin-top="0cm" fo:margin-bottom="0.423cm" fo:text-align="center" style:justify-single-word="false" fo:orphans="2" fo:widows="2"/>
      <style:text-properties fo:color="#ffffff" style:font-name="Times" fo:font-size="30pt" fo:language="fr" fo:country="FR" fo:font-weight="bold" style:font-name-asian="Times New Roman" style:font-size-asian="30pt" style:font-weight-asian="bold" style:font-name-complex="Times New Roman" style:font-size-complex="10pt" style:language-complex="ar" style:country-complex="SA"/>
    </style:style>
    <style:style style:name="ActeursPresents" style:family="paragraph" style:parent-style-name="Standard">
      <style:paragraph-properties fo:margin="100%" fo:margin-left="1.401cm" fo:margin-right="0cm" fo:margin-top="0cm" fo:margin-bottom="0cm" fo:text-align="justify" style:justify-single-word="false" fo:text-indent="0cm" style:auto-text-indent="false"/>
      <style:text-properties style:font-name="Arial" fo:font-size="10.5pt"/>
    </style:style>
    <style:style style:name="ActeursMandates" style:family="paragraph" style:parent-style-name="ActeursPresents"/>
    <style:style style:name="ActeursAbsents" style:family="paragraph" style:parent-style-name="ActeursPresents"/>
    <style:style style:name="ActeursAbstention" style:family="paragraph" style:parent-style-name="Standard">
      <style:paragraph-properties fo:margin="100%" fo:margin-left="0cm" fo:margin-right="0cm" fo:margin-top="0cm" fo:margin-bottom="0cm" fo:text-indent="0cm" style:auto-text-indent="false"/>
      <style:text-properties fo:font-size="10.5pt"/>
    </style:style>
    <style:style style:name="ActeursContre" style:family="paragraph" style:parent-style-name="Standard">
      <style:paragraph-properties fo:margin="100%" fo:margin-left="0cm" fo:margin-right="0cm" fo:margin-top="0cm" fo:margin-bottom="0cm" fo:text-indent="0cm" style:auto-text-indent="false"/>
      <style:text-properties fo:font-size="10.5pt"/>
    </style:style>
    <style:style style:name="ActeursSansParticipation" style:family="paragraph" style:parent-style-name="ActeursContr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Fort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41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3cm" fo:margin-bottom="1.997cm" fo:margin-left="3cm" fo:margin-right="2.499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generator>OpenOffice.org/3.4.1$Win32 OpenOffice.org_project/341m1$Build-9593</meta:generator>
    <meta:creation-date>2008-03-11T13:18:00</meta:creation-date>
    <dc:date>2013-07-01T15:22:26.73</dc:date>
    <meta:print-date>2013-02-07T15:25:40.48</meta:print-date>
    <dc:language>en-US</dc:language>
    <meta:editing-cycles>77</meta:editing-cycles>
    <meta:editing-duration>PT19H42M55S</meta:editing-duration>
    <meta:document-statistic meta:table-count="4" meta:image-count="0" meta:object-count="0" meta:page-count="1" meta:paragraph-count="28" meta:word-count="135" meta:character-count="820"/>
    <meta:user-defined meta:name="Info 1"/>
    <meta:user-defined meta:name="Info 2"/>
    <meta:user-defined meta:name="Info 3"/>
    <meta:user-defined meta:name="Info 4"/>
  </office:meta>
</office:document-meta>
</file>